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2">
      <style:text-properties style:font-name="Arial"/>
    </style:style>
    <style:style style:name="P4" style:family="paragraph" style:parent-style-name="Standard" style:list-style-name="L3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:</text:p>
      <text:list xml:id="list4086664971923595908" text:style-name="L1">
        <text:list-item>
          <text:p text:style-name="P2">Open the file in command prompt</text:p>
        </text:list-item>
        <text:list-item>
          <text:p text:style-name="P2">Enter „display (einsteins colour rows columns)”, <text:s/>where</text:p>
        </text:list-item>
      </text:list>
      <text:list xml:id="list4058595930223835390" text:style-name="L2">
        <text:list-item>
          <text:list>
            <text:list-item>
              <text:p text:style-name="P3">colour is the colour the program should start drawing with and is one of: black, red, green, blue, yellow</text:p>
            </text:list-item>
            <text:list-item>
              <text:p text:style-name="P3">rows is the number of rows of pictures displayed and it should be an integer greater or equal to 0</text:p>
            </text:list-item>
            <text:list-item>
              <text:p text:style-name="P3">columns is the number of columns of pictures displayed and it should be an integer greater or equal to 0</text:p>
            </text:list-item>
          </text:list>
        </text:list-item>
      </text:list>
      <text:list xml:id="list5456739909294498515" text:style-name="L3">
        <text:list-item>
          <text:p text:style-name="P4">Open the output html file to see the result</text:p>
        </text:list-item>
      </text:list>
      <text:p text:style-name="P1"/>
      <text:p text:style-name="P1">The program takes a while to produce the output, especially for large row and column val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9T21:07:12.35</meta:creation-date>
    <dc:date>2020-11-30T10:28:16.38</dc:date>
    <meta:editing-duration>PT13H4M10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8" meta:word-count="104" meta:character-count="549"/>
  </office:meta>
</office:document-meta>
</file>